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P2" style:parent-style-name="Normal" style:family="paragraph">
      <style:text-properties style:font-name="Times New Roman" style:font-name-complex="Times New Roman" fo:font-size="12pt" style:font-size-asian="12pt"/>
    </style:style>
    <style:style style:name="P3" style:parent-style-name="Normal" style:family="paragraph">
      <style:text-properties style:font-name="Times New Roman" style:font-name-complex="Times New Roman" fo:font-size="12pt" style:font-size-asian="12pt"/>
    </style:style>
    <style:style style:name="P4" style:parent-style-name="Listeafsnit" style:family="paragraph">
      <style:text-properties style:font-name="Times New Roman" style:font-name-complex="Times New Roman" fo:font-size="12pt" style:font-size-asian="12pt"/>
    </style:style>
    <style:style style:name="P5" style:parent-style-name="Normal" style:family="paragraph">
      <style:text-properties style:font-name="Times New Roman" style:font-name-complex="Times New Roman" fo:font-size="12pt" style:font-size-asian="12pt"/>
    </style:style>
    <style:style style:name="P6" style:parent-style-name="Normal" style:family="paragraph">
      <style:text-properties style:font-name="Times New Roman" style:font-name-complex="Times New Roman" fo:font-size="12pt" style:font-size-asian="12pt"/>
    </style:style>
    <style:style style:name="P7" style:parent-style-name="Normal" style:family="paragraph">
      <style:text-properties style:font-name="Times New Roman" style:font-name-complex="Times New Roman" fo:font-size="12pt" style:font-size-asian="12pt"/>
    </style:style>
    <style:style style:name="P8" style:parent-style-name="Normal" style:family="paragraph">
      <style:text-properties style:font-name="Times New Roman" style:font-name-complex="Times New Roman" fo:font-size="12pt" style:font-size-asian="12pt"/>
    </style:style>
    <style:style style:name="P9" style:parent-style-name="Normal" style:family="paragraph">
      <style:text-properties style:font-name="Times New Roman" style:font-name-complex="Times New Roman" fo:font-size="12pt" style:font-size-asian="12pt"/>
    </style:style>
    <style:style style:name="P10" style:parent-style-name="Normal" style:family="paragraph">
      <style:text-properties style:font-name="Times New Roman" style:font-name-complex="Times New Roman" fo:font-size="12pt" style:font-size-asian="12pt"/>
    </style:style>
    <style:style style:name="P11" style:parent-style-name="Normal" style:family="paragraph">
      <style:text-properties style:font-name="Times New Roman" style:font-name-complex="Times New Roman" fo:font-size="12pt" style:font-size-asian="12pt"/>
    </style:style>
  </office:automatic-styles>
  <office:body>
    <office:text text:use-soft-page-breaks="true">
      <text:h text:style-name="P1" text:outline-level="1">Business Case – Fog</text:h>
      <text:p text:style-name="P2">Fog ønskede sig et nyt IT-system som skulle erstatte deres<text:s/>20 år<text:s/>gamle system som de brugte. En af begrundelserne for at vi skulle bygge det nye til dem var fordi de havde mistet source-koden<text:s/>til programmet<text:s/>så<text:s/>de ikke kunne opdatere det mere, og deres program begyndte at blive langsommere og mere besværligt for deres medarbejdere at bruge.<text:s/></text:p>
      <text:p text:style-name="P3">De havde nogle krav til det her IT-system.</text:p>
      <text:list text:style-name="LFO1" text:continue-numbering="true">
        <text:list-item>
          <text:p text:style-name="P4">Mulighed for at få kontakt med kunden</text:p>
        </text:list-item>
      </text:list>
      <text:p text:style-name="P5">Lige nu får Fog en e-mail når en kunde bestiller<text:s/>et tilbud som de selv designer, hvorefter at en medarbejder selv skal skrive værdierne ind i deres program for derefter at få pris og materialeliste. Der er desværre ingen tegning på hvordan carporten kommer til at se ud. Efter betaling af den ønskede carport får kunden<text:s/>udleveret en byggevejledning som PDF som en medarbejder har skulle sidde og lave manuelt med de ting som ville være relevant for kundens carport.</text:p>
      <text:p text:style-name="P6">Fog ønskede en 2D tegning der gjorde det muligt at få en idé om hvordan carporten kom til at se ud, men det måtte ikke være for detaljeret så kunden kunne lade være med at købe carporten af dem, men købe materialerne hos en konkurrent, for derefter at bygge den selv.</text:p>
      <text:p text:style-name="P7">Man skulle ikke kunne købe carporten direkte da fog gerne ville havde kontakt til kunden inden de begyndte at sætte sig ind i det store forløb, for at sikre sig at kunden vidste hvad de gik ind i, og så fog kunne komme med forslag og sikre sig at alt var i fineste orden.</text:p>
      <text:p text:style-name="P8"/>
      <text:h text:style-name="Overskrift1" text:outline-level="1">Vision</text:h>
      <text:p text:style-name="P9">Idéen med programmet er at gøre det enklere for medarbejderne, at håndtere de<text:s/>’ønsker’<text:s/>kunderne kommer med. Det skal samtidig være en bedre oplevelse for kunden bestille en<text:s/>ikke standard carport fra<text:s/>fog. Dette har vi planer om skulle ske ved at vi laver en visuel repræsentation af carporten undervejs, så kunden nemt kan lege rundt med forskellige mål og på den måde kan se hvordan den ville komme til at se ud. Dette kunne vi godt tænke os at gøre med noget 3D og 2D tegning. 3D for kunden så de kunne se den, og 2D for at få det godkendt hos kommunen.</text:p>
      <text:p text:style-name="P10"/>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16T09:39:00Z</meta:creation-date>
    <dc:date>2017-05-17T08:00:00Z</dc:date>
    <meta:template xlink:href="Normal" xlink:type="simple"/>
    <meta:editing-cycles>1</meta:editing-cycles>
    <meta:editing-duration>PT80460S</meta:editing-duration>
    <meta:document-statistic meta:page-count="1" meta:paragraph-count="11" meta:word-count="364" meta:character-count="2004" meta:row-count="25" meta:non-whitespace-character-count="1651"/>
  </office:meta>
</office:document-meta>
</file>